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WenQuanYi Micro Hei" svg:font-family="WenQuanYi Micro Hei" style:font-family-generic="system" style:font-pitch="variable"/>
    <style:font-face style:name="Spranq eco sans" svg:font-family="Spranq eco sans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SDS-CorpodeTexto" style:master-page-name="MP0" style:family="paragraph">
      <style:paragraph-properties fo:break-before="page" fo:text-indent="0in"/>
      <style:text-properties style:font-name="Arial" style:font-name-complex="Arial"/>
    </style:style>
    <style:style style:name="P3" style:parent-style-name="PSDS-MarcadoresNivel1" style:family="paragraph">
      <style:paragraph-properties fo:margin-bottom="0.1388in"/>
      <style:text-properties style:font-name="Arial" style:font-name-complex="Arial"/>
    </style:style>
    <style:style style:name="P4" style:parent-style-name="PSDS-MarcadoresNivel1" style:family="paragraph">
      <style:text-properties style:font-name="Arial" style:font-name-complex="Arial"/>
    </style:style>
    <style:style style:name="P5" style:parent-style-name="PSDS-CorpodeTexto" style:family="paragraph">
      <style:paragraph-properties fo:margin-left="0.4333in">
        <style:tab-stops>
          <style:tab-stop style:type="left" style:position="0.0583in"/>
        </style:tab-stops>
      </style:paragraph-properties>
    </style:style>
    <style:style style:name="P6" style:parent-style-name="PSDS-CorpodeTexto" style:family="paragraph"/>
    <style:style style:name="T7" style:parent-style-name="Fonteparág.padrão" style:family="text">
      <style:text-properties style:font-name="Arial" style:font-name-complex="Arial"/>
    </style:style>
    <style:style style:name="T8" style:parent-style-name="Fonteparág.padrão" style:family="text">
      <style:text-properties style:font-name="Arial" style:font-name-complex="Arial" fo:background-color="#FFFFFF"/>
    </style:style>
    <style:style style:name="T9" style:parent-style-name="Fonteparág.padrão" style:family="text">
      <style:text-properties style:font-name="Arial" style:font-name-complex="Arial"/>
    </style:style>
    <style:style style:name="P10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</style:style>
    <style:style style:name="TableColumn12" style:family="table-column">
      <style:table-column-properties style:column-width="2.9166in" style:use-optimal-column-width="false"/>
    </style:style>
    <style:style style:name="TableColumn13" style:family="table-column">
      <style:table-column-properties style:column-width="1.1756in" style:use-optimal-column-width="false"/>
    </style:style>
    <style:style style:name="TableColumn14" style:family="table-column">
      <style:table-column-properties style:column-width="4.0625in" style:use-optimal-column-width="false"/>
    </style:style>
    <style:style style:name="TableColumn15" style:family="table-column">
      <style:table-column-properties style:column-width="1.8895in" style:use-optimal-column-width="false"/>
    </style:style>
    <style:style style:name="Table11" style:family="table">
      <style:table-properties style:width="10.0444in" fo:margin-left="-0.4763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808080" style:writing-mode="lr-tb" fo:padding-top="0in" fo:padding-left="0.0541in" fo:padding-bottom="0in" fo:padding-right="0.075in"/>
    </style:style>
    <style:style style:name="P18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Cell19" style:family="table-cell">
      <style:table-cell-properties fo:border-top="0.0069in solid #000001" fo:border-left="0.0069in solid #000001" fo:border-bottom="0.0069in solid #000001" fo:border-right="none" fo:background-color="#808080" style:writing-mode="lr-tb" fo:padding-top="0in" fo:padding-left="0.0541in" fo:padding-bottom="0in" fo:padding-right="0.075in"/>
    </style:style>
    <style:style style:name="P20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Cell21" style:family="table-cell">
      <style:table-cell-properties fo:border-top="0.0069in solid #000001" fo:border-left="0.0069in solid #000001" fo:border-bottom="0.0069in solid #000001" fo:border-right="0.0069in solid #00000A" fo:background-color="#808080" style:writing-mode="lr-tb" fo:padding-top="0in" fo:padding-left="0.0541in" fo:padding-bottom="0in" fo:padding-right="0.075in"/>
    </style:style>
    <style:style style:name="P22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Cell23" style:family="table-cell">
      <style:table-cell-properties fo:border-top="0.0069in solid #000001" fo:border-left="0.0069in solid #00000A" fo:border-bottom="0.0069in solid #000001" fo:border-right="0.0069in solid #00000A" fo:background-color="#808080" style:writing-mode="lr-tb" fo:padding-top="0in" fo:padding-left="0.0541in" fo:padding-bottom="0in" fo:padding-right="0.075in"/>
    </style:style>
    <style:style style:name="P24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27" style:parent-style-name="Padrão" style:family="paragraph">
      <style:text-properties fo:background-color="#FFFFFF"/>
    </style:style>
    <style:style style:name="TableCell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29" style:parent-style-name="Padrão" style:family="paragraph">
      <style:text-properties fo:background-color="#FFFFFF"/>
    </style:style>
    <style:style style:name="TableCell30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31" style:parent-style-name="Padrão" style:family="paragraph">
      <style:text-properties fo:color="#000000" fo:font-size="10pt" style:font-size-asian="10pt" style:font-size-complex="10pt" fo:background-color="#FFFFFF"/>
    </style:style>
    <style:style style:name="P32" style:parent-style-name="Padrão" style:family="paragraph">
      <style:text-properties fo:color="#000000" fo:font-size="10pt" style:font-size-asian="10pt" style:font-size-complex="10pt" fo:background-color="#FFFFFF"/>
    </style:style>
    <style:style style:name="TableCell33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34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35" style:parent-style-name="Fonteparág.padrão" style:family="text">
      <style:text-properties fo:color="#000000" fo:font-size="10pt" style:font-size-asian="10pt" style:font-size-complex="10pt" fo:background-color="#FFFFFF"/>
    </style:style>
    <style:style style:name="T36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37" style:parent-style-name="Fonteparág.padrão" style:family="text">
      <style:text-properties fo:color="#000000" fo:font-size="10pt" style:font-size-asian="10pt" style:font-size-complex="10pt" fo:background-color="#FFFFFF"/>
    </style:style>
    <style:style style:name="T38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39" style:parent-style-name="Fonteparág.padrão" style:family="text">
      <style:text-properties style:font-name-asian="Times New Roman" style:font-name-complex="Arial" fo:color="#000000" fo:font-size="10pt" style:font-size-asian="10pt" style:font-size-complex="10pt" fo:background-color="#FFFFFF"/>
    </style:style>
    <style:style style:name="T40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41" style:parent-style-name="Fonteparág.padrão" style:family="text">
      <style:text-properties fo:color="#000000" fo:font-size="10pt" style:font-size-asian="10pt" style:font-size-complex="10pt" fo:background-color="#FFFFFF"/>
    </style:style>
    <style:style style:name="T42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43" style:parent-style-name="Fonteparág.padrão" style:family="text">
      <style:text-properties fo:color="#000000" fo:font-size="10pt" style:font-size-asian="10pt" style:font-size-complex="10pt" fo:background-color="#FFFFFF"/>
    </style:style>
    <style:style style:name="T44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45" style:parent-style-name="Fonteparág.padrão" style:family="text">
      <style:text-properties fo:color="#000000" fo:font-size="10pt" style:font-size-asian="10pt" style:font-size-complex="10pt" fo:background-color="#FFFFFF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48" style:parent-style-name="Padrão" style:family="paragraph">
      <style:text-properties fo:color="#000000" fo:font-size="10pt" style:font-size-asian="10pt" style:font-size-complex="10pt" fo:background-color="#FFFFFF"/>
    </style:style>
    <style:style style:name="TableCell4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50" style:parent-style-name="Padrão" style:family="paragraph">
      <style:text-properties fo:background-color="#FFFFFF"/>
    </style:style>
    <style:style style:name="TableCell51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52" style:parent-style-name="Padrão" style:family="paragraph">
      <style:text-properties fo:color="#000000" fo:font-size="10pt" style:font-size-asian="10pt" style:font-size-complex="10pt" fo:background-color="#FFFFFF"/>
    </style:style>
    <style:style style:name="P53" style:parent-style-name="Padrão" style:family="paragraph">
      <style:text-properties fo:color="#000000" fo:font-size="10pt" style:font-size-asian="10pt" style:font-size-complex="10pt" fo:background-color="#FFFFFF"/>
    </style:style>
    <style:style style:name="TableCell54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55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56" style:parent-style-name="Fonteparág.padrão" style:family="text">
      <style:text-properties fo:color="#000000" fo:font-size="10pt" style:font-size-asian="10pt" style:font-size-complex="10pt" fo:background-color="#FFFFFF"/>
    </style:style>
    <style:style style:name="T57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58" style:parent-style-name="Fonteparág.padrão" style:family="text">
      <style:text-properties fo:color="#000000" fo:font-size="10pt" style:font-size-asian="10pt" style:font-size-complex="10pt" fo:background-color="#FFFFFF"/>
    </style:style>
    <style:style style:name="T59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0" style:parent-style-name="Fonteparág.padrão" style:family="text">
      <style:text-properties style:font-name-asian="Times New Roman" style:font-name-complex="Arial" fo:color="#000000" fo:font-size="10pt" style:font-size-asian="10pt" style:font-size-complex="10pt" fo:background-color="#FFFFFF"/>
    </style:style>
    <style:style style:name="T61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2" style:parent-style-name="Fonteparág.padrão" style:family="text">
      <style:text-properties fo:color="#000000" fo:font-size="10pt" style:font-size-asian="10pt" style:font-size-complex="10pt" fo:background-color="#FFFFFF"/>
    </style:style>
    <style:style style:name="T63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4" style:parent-style-name="Fonteparág.padrão" style:family="text">
      <style:text-properties fo:color="#000000" fo:font-size="10pt" style:font-size-asian="10pt" style:font-size-complex="10pt" fo:background-color="#FFFFFF"/>
    </style:style>
    <style:style style:name="T65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6" style:parent-style-name="Fonteparág.padrão" style:family="text">
      <style:text-properties fo:color="#000000" fo:font-size="10pt" style:font-size-asian="10pt" style:font-size-complex="10pt" fo:background-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70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71" style:parent-style-name="Padrão" style:family="paragraph">
      <style:text-properties fo:color="#000000" fo:font-size="10pt" style:font-size-asian="10pt" style:font-size-complex="10pt"/>
    </style:style>
    <style:style style:name="TableCell72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7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74" style:parent-style-name="Fonteparág.padrão" style:family="text">
      <style:text-properties fo:color="#000000" fo:font-size="10pt" style:font-size-asian="10pt" style:font-size-complex="10pt"/>
    </style:style>
    <style:style style:name="T7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76" style:parent-style-name="Fonteparág.padrão" style:family="text">
      <style:text-properties fo:color="#000000" fo:font-size="10pt" style:font-size-asian="10pt" style:font-size-complex="10pt"/>
    </style:style>
    <style:style style:name="T7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78" style:parent-style-name="Fonteparág.padrão" style:family="text">
      <style:text-properties fo:color="#000000" fo:font-size="10pt" style:font-size-asian="10pt" style:font-size-complex="10pt"/>
    </style:style>
    <style:style style:name="T7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80" style:parent-style-name="Fonteparág.padrão" style:family="text">
      <style:text-properties fo:color="#000000" fo:font-size="10pt" style:font-size-asian="10pt" style:font-size-complex="10pt"/>
    </style:style>
    <style:style style:name="T81" style:parent-style-name="Fonteparág.padrão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82" style:parent-style-name="Fonteparág.padrão" style:family="text">
      <style:text-properties fo:color="#000000" fo:font-size="10pt" style:font-size-asian="10pt" style:font-size-complex="10pt"/>
    </style:style>
    <style:style style:name="T8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84" style:parent-style-name="Fonteparág.padrão" style:family="text">
      <style:text-properties fo:color="#000000" fo:font-size="10pt" style:font-size-asian="10pt" style:font-size-complex="10pt"/>
    </style:style>
    <style:style style:name="T8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86" style:parent-style-name="Fonteparág.padrão" style:family="text">
      <style:text-properties fo:color="#000000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89" style:parent-style-name="Fonteparág.padrão" style:family="text">
      <style:text-properties fo:language="pt" fo:country="BR"/>
    </style:style>
    <style:style style:name="TableCell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91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92" style:parent-style-name="Padrão" style:family="paragraph">
      <style:text-properties fo:color="#000000"/>
    </style:style>
    <style:style style:name="TableCell93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9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95" style:parent-style-name="Fonteparág.padrão" style:family="text">
      <style:text-properties fo:color="#000000" fo:font-size="10pt" style:font-size-asian="10pt" style:font-size-complex="10pt"/>
    </style:style>
    <style:style style:name="T9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97" style:parent-style-name="Fonteparág.padrão" style:family="text">
      <style:text-properties fo:color="#000000" fo:font-size="10pt" style:font-size-asian="10pt" style:font-size-complex="10pt"/>
    </style:style>
    <style:style style:name="T9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99" style:parent-style-name="Fonteparág.padrão" style:family="text">
      <style:text-properties fo:color="#000000" fo:font-size="10pt" style:font-size-asian="10pt" style:font-size-complex="10pt"/>
    </style:style>
    <style:style style:name="T10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01" style:parent-style-name="Fonteparág.padrão" style:family="text">
      <style:text-properties fo:color="#000000" fo:font-size="10pt" style:font-size-asian="10pt" style:font-size-complex="10pt"/>
    </style:style>
    <style:style style:name="T10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03" style:parent-style-name="Fonteparág.padrão" style:family="text">
      <style:text-properties fo:color="#000000" fo:font-size="10pt" style:font-size-asian="10pt" style:font-size-complex="10pt"/>
    </style:style>
    <style:style style:name="T10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05" style:parent-style-name="Fonteparág.padrão" style:family="text">
      <style:text-properties fo:color="#000000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108" style:parent-style-name="Padrão" style:family="paragraph">
      <style:text-properties fo:language="pt" fo:country="BR"/>
    </style:style>
    <style:style style:name="TableCell10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10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111" style:parent-style-name="Padrão" style:family="paragraph">
      <style:text-properties fo:color="#000000" fo:language="pt" fo:country="BR"/>
    </style:style>
    <style:style style:name="TableCell112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1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14" style:parent-style-name="Fonteparág.padrão" style:family="text">
      <style:text-properties fo:color="#000000" fo:font-size="10pt" style:font-size-asian="10pt" style:font-size-complex="10pt"/>
    </style:style>
    <style:style style:name="T11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16" style:parent-style-name="Fonteparág.padrão" style:family="text">
      <style:text-properties fo:color="#000000" fo:font-size="10pt" style:font-size-asian="10pt" style:font-size-complex="10pt"/>
    </style:style>
    <style:style style:name="T11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18" style:parent-style-name="Fonteparág.padrão" style:family="text">
      <style:text-properties fo:color="#000000" fo:font-size="10pt" style:font-size-asian="10pt" style:font-size-complex="10pt"/>
    </style:style>
    <style:style style:name="T11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20" style:parent-style-name="Fonteparág.padrão" style:family="text">
      <style:text-properties fo:color="#000000" fo:font-size="10pt" style:font-size-asian="10pt" style:font-size-complex="10pt"/>
    </style:style>
    <style:style style:name="T12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22" style:parent-style-name="Fonteparág.padrão" style:family="text">
      <style:text-properties fo:color="#000000" fo:font-size="10pt" style:font-size-asian="10pt" style:font-size-complex="10pt"/>
    </style:style>
    <style:style style:name="T12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24" style:parent-style-name="Fonteparág.padrão" style:family="text">
      <style:text-properties fo:color="#000000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127" style:parent-style-name="Padrão" style:family="paragraph">
      <style:text-properties fo:language="pt" fo:country="BR"/>
    </style:style>
    <style:style style:name="TableCell1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29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130" style:parent-style-name="Padrão" style:family="paragraph">
      <style:text-properties fo:color="#000000" fo:language="pt" fo:country="BR"/>
    </style:style>
    <style:style style:name="TableCell131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3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3" style:parent-style-name="Fonteparág.padrão" style:family="text">
      <style:text-properties fo:color="#000000" fo:font-size="10pt" style:font-size-asian="10pt" style:font-size-complex="10pt"/>
    </style:style>
    <style:style style:name="T13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5" style:parent-style-name="Fonteparág.padrão" style:family="text">
      <style:text-properties fo:color="#000000" fo:font-size="10pt" style:font-size-asian="10pt" style:font-size-complex="10pt"/>
    </style:style>
    <style:style style:name="T13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7" style:parent-style-name="Fonteparág.padrão" style:family="text">
      <style:text-properties fo:color="#000000" fo:font-size="10pt" style:font-size-asian="10pt" style:font-size-complex="10pt"/>
    </style:style>
    <style:style style:name="T13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9" style:parent-style-name="Fonteparág.padrão" style:family="text">
      <style:text-properties fo:color="#000000" fo:font-size="10pt" style:font-size-asian="10pt" style:font-size-complex="10pt"/>
    </style:style>
    <style:style style:name="T14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41" style:parent-style-name="Fonteparág.padrão" style:family="text">
      <style:text-properties fo:color="#000000" fo:font-size="10pt" style:font-size-asian="10pt" style:font-size-complex="10pt"/>
    </style:style>
    <style:style style:name="T14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43" style:parent-style-name="Fonteparág.padrão" style:family="text">
      <style:text-properties fo:color="#00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146" style:parent-style-name="Padrão" style:family="paragraph">
      <style:text-properties fo:language="pt" fo:country="BR"/>
    </style:style>
    <style:style style:name="TableCell1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48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149" style:parent-style-name="Padrão" style:family="paragraph">
      <style:text-properties fo:color="#000000" fo:language="pt" fo:country="BR"/>
    </style:style>
    <style:style style:name="TableCell150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5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2" style:parent-style-name="Fonteparág.padrão" style:family="text">
      <style:text-properties fo:color="#000000" fo:font-size="10pt" style:font-size-asian="10pt" style:font-size-complex="10pt"/>
    </style:style>
    <style:style style:name="T15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4" style:parent-style-name="Fonteparág.padrão" style:family="text">
      <style:text-properties fo:color="#000000" fo:font-size="10pt" style:font-size-asian="10pt" style:font-size-complex="10pt"/>
    </style:style>
    <style:style style:name="T15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6" style:parent-style-name="Fonteparág.padrão" style:family="text">
      <style:text-properties fo:color="#000000" fo:font-size="10pt" style:font-size-asian="10pt" style:font-size-complex="10pt"/>
    </style:style>
    <style:style style:name="T15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8" style:parent-style-name="Fonteparág.padrão" style:family="text">
      <style:text-properties fo:color="#000000" fo:font-size="10pt" style:font-size-asian="10pt" style:font-size-complex="10pt"/>
    </style:style>
    <style:style style:name="T15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60" style:parent-style-name="Fonteparág.padrão" style:family="text">
      <style:text-properties fo:color="#000000" fo:font-size="10pt" style:font-size-asian="10pt" style:font-size-complex="10pt"/>
    </style:style>
    <style:style style:name="T16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62" style:parent-style-name="Fonteparág.padrão" style:family="text">
      <style:text-properties fo:color="#000000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66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167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6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69" style:parent-style-name="Fonteparág.padrão" style:family="text">
      <style:text-properties fo:color="#000000" fo:font-size="10pt" style:font-size-asian="10pt" style:font-size-complex="10pt"/>
    </style:style>
    <style:style style:name="T17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1" style:parent-style-name="Fonteparág.padrão" style:family="text">
      <style:text-properties fo:color="#000000" fo:font-size="10pt" style:font-size-asian="10pt" style:font-size-complex="10pt"/>
    </style:style>
    <style:style style:name="T17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3" style:parent-style-name="Fonteparág.padrão" style:family="text">
      <style:text-properties fo:color="#000000" fo:font-size="10pt" style:font-size-asian="10pt" style:font-size-complex="10pt"/>
    </style:style>
    <style:style style:name="T17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5" style:parent-style-name="Fonteparág.padrão" style:family="text">
      <style:text-properties fo:color="#000000" fo:font-size="10pt" style:font-size-asian="10pt" style:font-size-complex="10pt"/>
    </style:style>
    <style:style style:name="T17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7" style:parent-style-name="Fonteparág.padrão" style:family="text">
      <style:text-properties fo:color="#000000" fo:font-size="10pt" style:font-size-asian="10pt" style:font-size-complex="10pt"/>
    </style:style>
    <style:style style:name="T17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9" style:parent-style-name="Fonteparág.padrão" style:family="text">
      <style:text-properties fo:color="#000000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83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184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8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86" style:parent-style-name="Fonteparág.padrão" style:family="text">
      <style:text-properties fo:color="#000000" fo:font-size="10pt" style:font-size-asian="10pt" style:font-size-complex="10pt"/>
    </style:style>
    <style:style style:name="T18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88" style:parent-style-name="Fonteparág.padrão" style:family="text">
      <style:text-properties fo:color="#000000" fo:font-size="10pt" style:font-size-asian="10pt" style:font-size-complex="10pt"/>
    </style:style>
    <style:style style:name="T18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0" style:parent-style-name="Fonteparág.padrão" style:family="text">
      <style:text-properties fo:color="#000000" fo:font-size="10pt" style:font-size-asian="10pt" style:font-size-complex="10pt"/>
    </style:style>
    <style:style style:name="T19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2" style:parent-style-name="Fonteparág.padrão" style:family="text">
      <style:text-properties fo:color="#000000" fo:font-size="10pt" style:font-size-asian="10pt" style:font-size-complex="10pt"/>
    </style:style>
    <style:style style:name="T19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4" style:parent-style-name="Fonteparág.padrão" style:family="text">
      <style:text-properties fo:color="#000000" fo:font-size="10pt" style:font-size-asian="10pt" style:font-size-complex="10pt"/>
    </style:style>
    <style:style style:name="T19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6" style:parent-style-name="Fonteparág.padrão" style:family="text">
      <style:text-properties fo:color="#000000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00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01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0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3" style:parent-style-name="Fonteparág.padrão" style:family="text">
      <style:text-properties fo:color="#000000" fo:font-size="10pt" style:font-size-asian="10pt" style:font-size-complex="10pt"/>
    </style:style>
    <style:style style:name="T20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5" style:parent-style-name="Fonteparág.padrão" style:family="text">
      <style:text-properties fo:color="#000000" fo:font-size="10pt" style:font-size-asian="10pt" style:font-size-complex="10pt"/>
    </style:style>
    <style:style style:name="T20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7" style:parent-style-name="Fonteparág.padrão" style:family="text">
      <style:text-properties fo:color="#000000" fo:font-size="10pt" style:font-size-asian="10pt" style:font-size-complex="10pt"/>
    </style:style>
    <style:style style:name="T20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9" style:parent-style-name="Fonteparág.padrão" style:family="text">
      <style:text-properties fo:color="#000000" fo:font-size="10pt" style:font-size-asian="10pt" style:font-size-complex="10pt"/>
    </style:style>
    <style:style style:name="T21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11" style:parent-style-name="Fonteparág.padrão" style:family="text">
      <style:text-properties fo:color="#000000" fo:font-size="10pt" style:font-size-asian="10pt" style:font-size-complex="10pt"/>
    </style:style>
    <style:style style:name="T21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13" style:parent-style-name="Fonteparág.padrão" style:family="text">
      <style:text-properties fo:color="#000000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17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18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1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0" style:parent-style-name="Fonteparág.padrão" style:family="text">
      <style:text-properties fo:color="#000000" fo:font-size="10pt" style:font-size-asian="10pt" style:font-size-complex="10pt"/>
    </style:style>
    <style:style style:name="T22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2" style:parent-style-name="Fonteparág.padrão" style:family="text">
      <style:text-properties fo:color="#000000" fo:font-size="10pt" style:font-size-asian="10pt" style:font-size-complex="10pt"/>
    </style:style>
    <style:style style:name="T22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4" style:parent-style-name="Fonteparág.padrão" style:family="text">
      <style:text-properties fo:color="#000000" fo:font-size="10pt" style:font-size-asian="10pt" style:font-size-complex="10pt"/>
    </style:style>
    <style:style style:name="T22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6" style:parent-style-name="Fonteparág.padrão" style:family="text">
      <style:text-properties fo:color="#000000" fo:font-size="10pt" style:font-size-asian="10pt" style:font-size-complex="10pt"/>
    </style:style>
    <style:style style:name="T22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8" style:parent-style-name="Fonteparág.padrão" style:family="text">
      <style:text-properties fo:color="#000000" fo:font-size="10pt" style:font-size-asian="10pt" style:font-size-complex="10pt"/>
    </style:style>
    <style:style style:name="T22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30" style:parent-style-name="Fonteparág.padrão" style:family="text">
      <style:text-properties fo:color="#000000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3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34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35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3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37" style:parent-style-name="Fonteparág.padrão" style:family="text">
      <style:text-properties fo:color="#000000" fo:font-size="10pt" style:font-size-asian="10pt" style:font-size-complex="10pt"/>
    </style:style>
    <style:style style:name="T23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39" style:parent-style-name="Fonteparág.padrão" style:family="text">
      <style:text-properties fo:color="#000000" fo:font-size="10pt" style:font-size-asian="10pt" style:font-size-complex="10pt"/>
    </style:style>
    <style:style style:name="T24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1" style:parent-style-name="Fonteparág.padrão" style:family="text">
      <style:text-properties fo:color="#000000" fo:font-size="10pt" style:font-size-asian="10pt" style:font-size-complex="10pt"/>
    </style:style>
    <style:style style:name="T24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3" style:parent-style-name="Fonteparág.padrão" style:family="text">
      <style:text-properties fo:color="#000000" fo:font-size="10pt" style:font-size-asian="10pt" style:font-size-complex="10pt"/>
    </style:style>
    <style:style style:name="T24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5" style:parent-style-name="Fonteparág.padrão" style:family="text">
      <style:text-properties fo:color="#000000" fo:font-size="10pt" style:font-size-asian="10pt" style:font-size-complex="10pt"/>
    </style:style>
    <style:style style:name="T24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7" style:parent-style-name="Fonteparág.padrão" style:family="text">
      <style:text-properties fo:color="#000000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51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52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5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54" style:parent-style-name="Fonteparág.padrão" style:family="text">
      <style:text-properties fo:color="#000000" fo:font-size="10pt" style:font-size-asian="10pt" style:font-size-complex="10pt"/>
    </style:style>
    <style:style style:name="T25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56" style:parent-style-name="Fonteparág.padrão" style:family="text">
      <style:text-properties fo:color="#000000" fo:font-size="10pt" style:font-size-asian="10pt" style:font-size-complex="10pt"/>
    </style:style>
    <style:style style:name="T25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58" style:parent-style-name="Fonteparág.padrão" style:family="text">
      <style:text-properties fo:color="#000000" fo:font-size="10pt" style:font-size-asian="10pt" style:font-size-complex="10pt"/>
    </style:style>
    <style:style style:name="T25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60" style:parent-style-name="Fonteparág.padrão" style:family="text">
      <style:text-properties fo:color="#000000" fo:font-size="10pt" style:font-size-asian="10pt" style:font-size-complex="10pt"/>
    </style:style>
    <style:style style:name="T26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62" style:parent-style-name="Fonteparág.padrão" style:family="text">
      <style:text-properties fo:color="#000000" fo:font-size="10pt" style:font-size-asian="10pt" style:font-size-complex="10pt"/>
    </style:style>
    <style:style style:name="T26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64" style:parent-style-name="Fonteparág.padrão" style:family="text">
      <style:text-properties fo:color="#000000" fo:font-size="10pt" style:font-size-asian="10pt" style:font-size-complex="10pt"/>
    </style:style>
    <style:style style:name="P265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</style:style>
    <style:style style:name="P266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</style:style>
    <style:style style:name="P267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fo:font-size="8pt" style:font-size-asian="8pt" style:font-size-complex="9pt" fo:background-color="#FFFF00"/>
    </style:style>
  </office:automatic-styles>
  <office:body>
    <office:text text:use-soft-page-breaks="true">
      <text:p text:style-name="P1"><text:tab/></text:p>
      <text:list text:style-name="WWNum1">
        <text:list-item text:start-value="1">
          <text:p text:style-name="P3">Regras de Entrada de Dados</text:p>
        </text:list-item>
      </text:list>
      <text:p text:style-name="PSDS-MarcadoresNivel1"/>
      <text:list text:style-name="WWNum1" text:continue-numbering="true">
        <text:list-item>
          <text:list>
            <text:list-item>
              <text:p text:style-name="P4">UBS</text:p>
            </text:list-item>
          </text:list>
        </text:list-item>
      </text:list>
      <text:p text:style-name="P5"/>
      <text:list text:style-name="WWNum4">
        <text:list-item text:start-value="1">
          <text:p text:style-name="P6"><text:span text:style-name="T7">O arquivo<text:s/></text:span><text:span text:style-name="T8">“UBS.csv”<text:s/></text:span><text:span text:style-name="T9">deverá trazer os dados relacionados a seguir:</text:span></text:p>
        </text:list-item>
      </text:list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Nome do campo</text:p>
            </table:table-cell>
            <table:table-cell table:style-name="TableCell19">
              <text:p text:style-name="P20">Rótulo do campo CSV</text:p>
            </table:table-cell>
            <table:table-cell table:style-name="TableCell21">
              <text:p text:style-name="P22">Descrição</text:p>
            </table:table-cell>
            <table:table-cell table:style-name="TableCell23">
              <text:p text:style-name="P24">Características do campo</text:p>
            </table:table-cell>
          </table:table-row>
        </table:table-header-rows>
        <table:table-row table:style-name="TableRow25">
          <table:table-cell table:style-name="TableCell26">
            <text:p text:style-name="P27">Latitude</text:p>
          </table:table-cell>
          <table:table-cell table:style-name="TableCell28">
            <text:p text:style-name="P29">vlr_latitude</text:p>
          </table:table-cell>
          <table:table-cell table:style-name="TableCell30">
            <text:p text:style-name="P31">Representa a latitude em formato decimal. Considerar valores negativos.</text:p>
            <text:p text:style-name="P32">O sistema de referência espacial é o EPSG:4326.</text:p>
          </table:table-cell>
          <table:table-cell table:style-name="TableCell33">
            <text:p text:style-name="Padrão"><text:span text:style-name="T34">Tipo:<text:s/></text:span><text:span text:style-name="T35">Numérico</text:span></text:p>
            <text:p text:style-name="Padrão"><text:span text:style-name="T36">Obrig:<text:s/></text:span><text:span text:style-name="T37">N</text:span></text:p>
            <text:p text:style-name="Padrão"><text:span text:style-name="T38">Formato:<text:s/></text:span><text:span text:style-name="T39">-15.841038</text:span></text:p>
            <text:p text:style-name="Padrão"><text:span text:style-name="T40">Tamanho:<text:s/></text:span><text:span text:style-name="T41">Não se aplica</text:span></text:p>
            <text:p text:style-name="Padrão"><text:span text:style-name="T42">Domínio:<text:s/></text:span><text:span text:style-name="T43">Não se aplica</text:span></text:p>
            <text:p text:style-name="Padrão"><text:span text:style-name="T44">Filtro:<text:s/></text:span><text:span text:style-name="T45">N</text:span></text:p>
          </table:table-cell>
        </table:table-row>
        <table:table-row table:style-name="TableRow46">
          <table:table-cell table:style-name="TableCell47">
            <text:p text:style-name="P48">Longitude</text:p>
          </table:table-cell>
          <table:table-cell table:style-name="TableCell49">
            <text:p text:style-name="P50">vlr_longitude</text:p>
          </table:table-cell>
          <table:table-cell table:style-name="TableCell51">
            <text:p text:style-name="P52">Representa a longitude em formato decimal. Considerar valores negativos.</text:p>
            <text:p text:style-name="P53">O sistema de referência espacial é o EPSG:4326.</text:p>
          </table:table-cell>
          <table:table-cell table:style-name="TableCell54">
            <text:p text:style-name="Padrão"><text:span text:style-name="T55">Tipo:<text:s/></text:span><text:span text:style-name="T56">Numérico</text:span></text:p>
            <text:p text:style-name="Padrão"><text:span text:style-name="T57">Obrig:<text:s/></text:span><text:span text:style-name="T58">N</text:span></text:p>
            <text:p text:style-name="Padrão"><text:span text:style-name="T59">Formato:<text:s/></text:span><text:span text:style-name="T60">-15.841038</text:span></text:p>
            <text:p text:style-name="Padrão"><text:span text:style-name="T61">Tamanho:<text:s/></text:span><text:span text:style-name="T62">Não se aplica</text:span></text:p>
            <text:p text:style-name="Padrão"><text:span text:style-name="T63">Domínio:<text:s/></text:span><text:span text:style-name="T64">Não se aplica</text:span></text:p>
            <text:p text:style-name="Padrão"><text:span text:style-name="T65">Filtro:<text:s/></text:span><text:span text:style-name="T66">N</text:span></text:p>
          </table:table-cell>
        </table:table-row>
        <table:table-row table:style-name="TableRow67">
          <table:table-cell table:style-name="TableCell68">
            <text:p text:style-name="Padrão">Código do Município</text:p>
          </table:table-cell>
          <table:table-cell table:style-name="TableCell69">
            <text:p text:style-name="Padrão">cod_munic</text:p>
          </table:table-cell>
          <table:table-cell table:style-name="TableCell70">
            <text:p text:style-name="P71">Representa o código IBGE do município.</text:p>
          </table:table-cell>
          <table:table-cell table:style-name="TableCell72">
            <text:p text:style-name="Padrão"><text:span text:style-name="T73">Tipo:<text:s/></text:span><text:span text:style-name="T74">Numérico</text:span></text:p>
            <text:p text:style-name="Padrão"><text:span text:style-name="T75">Obrig:</text:span><text:span text:style-name="T76"><text:s/>S</text:span></text:p>
            <text:p text:style-name="Padrão"><text:span text:style-name="T77">Formato:<text:s/></text:span><text:span text:style-name="T78">Não se aplica</text:span></text:p>
            <text:p text:style-name="Padrão"><text:span text:style-name="T79">Tamanho:<text:s/></text:span><text:span text:style-name="T80">7 caracteres</text:span></text:p>
            <text:soft-page-break/>
            <text:p text:style-name="Padrão"><text:span text:style-name="T81">O 7º</text:span><text:span text:style-name="T82"><text:s/>dígito dos códigos IBGE é verificador e nem sempre são fornecidos pelo Ministério da Saúde. Apenas 6 dígitos são obrigatórios</text:span></text:p>
            <text:p text:style-name="Padrão"><text:span text:style-name="T83">Domínio:<text:s/></text:span><text:span text:style-name="T84">Não se aplica</text:span></text:p>
            <text:p text:style-name="Padrão"><text:span text:style-name="T85">Filtro:<text:s/></text:span><text:span text:style-name="T86">N</text:span></text:p>
          </table:table-cell>
        </table:table-row>
        <text:soft-page-break/>
        <table:table-row table:style-name="TableRow87">
          <table:table-cell table:style-name="TableCell88">
            <text:p text:style-name="Padrão"><text:span text:style-name="T89"><text:line-break/></text:span>Código CNES</text:p>
          </table:table-cell>
          <table:table-cell table:style-name="TableCell90">
            <text:p text:style-name="Padrão">cod_cnes</text:p>
          </table:table-cell>
          <table:table-cell table:style-name="TableCell91">
            <text:p text:style-name="P92">Representa o código<text:s/>CNES</text:p>
          </table:table-cell>
          <table:table-cell table:style-name="TableCell93">
            <text:p text:style-name="Padrão"><text:span text:style-name="T94">Tipo:<text:s/></text:span><text:span text:style-name="T95">Numérico</text:span></text:p>
            <text:p text:style-name="Padrão"><text:span text:style-name="T96">Obrig:</text:span><text:span text:style-name="T97"><text:s/>S</text:span></text:p>
            <text:p text:style-name="Padrão"><text:span text:style-name="T98">Formato:<text:s/></text:span><text:span text:style-name="T99">Não se aplica</text:span></text:p>
            <text:p text:style-name="Padrão"><text:span text:style-name="T100">Tamanho:<text:s/></text:span><text:span text:style-name="T101">Não se aplica</text:span></text:p>
            <text:p text:style-name="Padrão"><text:span text:style-name="T102">Domínio:<text:s/></text:span><text:span text:style-name="T103">Não se aplica</text:span></text:p>
            <text:p text:style-name="Padrão"><text:span text:style-name="T104">Filtro:<text:s/></text:span><text:span text:style-name="T105">S</text:span></text:p>
          </table:table-cell>
        </table:table-row>
        <table:table-row table:style-name="TableRow106">
          <table:table-cell table:style-name="TableCell107">
            <text:p text:style-name="P108">Nome do Estabelecimento</text:p>
          </table:table-cell>
          <table:table-cell table:style-name="TableCell109">
            <text:p text:style-name="Padrão">nom_estab<text:line-break/></text:p>
          </table:table-cell>
          <table:table-cell table:style-name="TableCell110">
            <text:p text:style-name="P111">Representa o nome do estabelecimento.</text:p>
          </table:table-cell>
          <table:table-cell table:style-name="TableCell112">
            <text:p text:style-name="Padrão"><text:span text:style-name="T113">Tipo:<text:s/></text:span><text:span text:style-name="T114">Texto</text:span></text:p>
            <text:p text:style-name="Padrão"><text:span text:style-name="T115">Obrig:</text:span><text:span text:style-name="T116"><text:s/>S</text:span></text:p>
            <text:p text:style-name="Padrão"><text:span text:style-name="T117">Formato:<text:s/></text:span><text:span text:style-name="T118">Não se aplica</text:span></text:p>
            <text:p text:style-name="Padrão"><text:span text:style-name="T119">Tamanho:<text:s/></text:span><text:span text:style-name="T120">Não se aplica</text:span></text:p>
            <text:p text:style-name="Padrão"><text:span text:style-name="T121">Domínio:<text:s/></text:span><text:span text:style-name="T122">Não se aplica</text:span></text:p>
            <text:p text:style-name="Padrão"><text:span text:style-name="T123">Filtro:<text:s/></text:span><text:span text:style-name="T124">S</text:span></text:p>
          </table:table-cell>
        </table:table-row>
        <table:table-row table:style-name="TableRow125">
          <table:table-cell table:style-name="TableCell126">
            <text:p text:style-name="P127">Endereço</text:p>
          </table:table-cell>
          <table:table-cell table:style-name="TableCell128">
            <text:p text:style-name="Padrão">dsc_endereco<text:line-break/></text:p>
          </table:table-cell>
          <table:table-cell table:style-name="TableCell129">
            <text:p text:style-name="P130">Representa o endereço da unidade.</text:p>
          </table:table-cell>
          <table:table-cell table:style-name="TableCell131">
            <text:p text:style-name="Padrão"><text:span text:style-name="T132">Tipo:<text:s/></text:span><text:span text:style-name="T133">Texto</text:span></text:p>
            <text:p text:style-name="Padrão"><text:span text:style-name="T134">Obrig:</text:span><text:span text:style-name="T135"><text:s/>N</text:span></text:p>
            <text:p text:style-name="Padrão"><text:span text:style-name="T136">Formato:<text:s/></text:span><text:span text:style-name="T137">Não se aplica</text:span></text:p>
            <text:soft-page-break/>
            <text:p text:style-name="Padrão"><text:span text:style-name="T138">Tamanho:<text:s/></text:span><text:span text:style-name="T139">Não se aplica</text:span></text:p>
            <text:p text:style-name="Padrão"><text:span text:style-name="T140">Domínio:<text:s/></text:span><text:span text:style-name="T141">Não se aplica</text:span></text:p>
            <text:p text:style-name="Padrão"><text:span text:style-name="T142">Filtro:<text:s/></text:span><text:span text:style-name="T143">N</text:span></text:p>
          </table:table-cell>
        </table:table-row>
        <text:soft-page-break/>
        <table:table-row table:style-name="TableRow144">
          <table:table-cell table:style-name="TableCell145">
            <text:p text:style-name="P146">Bairro</text:p>
          </table:table-cell>
          <table:table-cell table:style-name="TableCell147">
            <text:p text:style-name="Padrão">dsc_bairro<text:line-break/></text:p>
          </table:table-cell>
          <table:table-cell table:style-name="TableCell148">
            <text:p text:style-name="P149">Representa o nome do Bairro.</text:p>
          </table:table-cell>
          <table:table-cell table:style-name="TableCell150">
            <text:p text:style-name="Padrão"><text:span text:style-name="T151">Tipo:<text:s/></text:span><text:span text:style-name="T152">Texto</text:span></text:p>
            <text:p text:style-name="Padrão"><text:span text:style-name="T153">Obrig:</text:span><text:span text:style-name="T154"><text:s/>N</text:span></text:p>
            <text:p text:style-name="Padrão"><text:span text:style-name="T155">Formato:<text:s/></text:span><text:span text:style-name="T156">Não se aplica</text:span></text:p>
            <text:p text:style-name="Padrão"><text:span text:style-name="T157">Tamanho:<text:s/></text:span><text:span text:style-name="T158">Não se aplica</text:span></text:p>
            <text:p text:style-name="Padrão"><text:span text:style-name="T159">Domínio:<text:s/></text:span><text:span text:style-name="T160">Não se aplica</text:span></text:p>
            <text:p text:style-name="Padrão"><text:span text:style-name="T161">Filtro:<text:s/></text:span><text:span text:style-name="T162">N</text:span></text:p>
          </table:table-cell>
        </table:table-row>
        <table:table-row table:style-name="TableRow163">
          <table:table-cell table:style-name="TableCell164">
            <text:p text:style-name="Padrão">Cidade</text:p>
          </table:table-cell>
          <table:table-cell table:style-name="TableCell165">
            <text:p text:style-name="Padrão">dsc_cidade</text:p>
          </table:table-cell>
          <table:table-cell table:style-name="TableCell166">
            <text:p text:style-name="Padrão">Representa o nome da cidade</text:p>
          </table:table-cell>
          <table:table-cell table:style-name="TableCell167">
            <text:p text:style-name="Padrão"><text:span text:style-name="T168">Tipo:<text:s/></text:span><text:span text:style-name="T169">Texto</text:span></text:p>
            <text:p text:style-name="Padrão"><text:span text:style-name="T170">Obrig:</text:span><text:span text:style-name="T171"><text:s/>N</text:span></text:p>
            <text:p text:style-name="Padrão"><text:span text:style-name="T172">Formato:<text:s/></text:span><text:span text:style-name="T173">Não se aplica</text:span></text:p>
            <text:p text:style-name="Padrão"><text:span text:style-name="T174">Tamanho:<text:s/></text:span><text:span text:style-name="T175">Não se aplica</text:span></text:p>
            <text:p text:style-name="Padrão"><text:span text:style-name="T176">Domínio:<text:s/></text:span><text:span text:style-name="T177">Não se aplica</text:span></text:p>
            <text:p text:style-name="Padrão"><text:span text:style-name="T178">Filtro:<text:s/></text:span><text:span text:style-name="T179">N</text:span></text:p>
          </table:table-cell>
        </table:table-row>
        <table:table-row table:style-name="TableRow180">
          <table:table-cell table:style-name="TableCell181">
            <text:p text:style-name="Padrão">Telefone</text:p>
          </table:table-cell>
          <table:table-cell table:style-name="TableCell182">
            <text:p text:style-name="Padrão">dsc_telefone</text:p>
          </table:table-cell>
          <table:table-cell table:style-name="TableCell183">
            <text:p text:style-name="Padrão">Representa o número do telefone</text:p>
          </table:table-cell>
          <table:table-cell table:style-name="TableCell184">
            <text:p text:style-name="Padrão"><text:span text:style-name="T185">Tipo:<text:s/></text:span><text:span text:style-name="T186">Texto</text:span></text:p>
            <text:p text:style-name="Padrão"><text:span text:style-name="T187">Obrig:</text:span><text:span text:style-name="T188"><text:s/>N</text:span></text:p>
            <text:p text:style-name="Padrão"><text:span text:style-name="T189">Formato:<text:s/></text:span><text:span text:style-name="T190">Não se aplica</text:span></text:p>
            <text:p text:style-name="Padrão"><text:span text:style-name="T191">Tamanho:<text:s/></text:span><text:span text:style-name="T192">Não se aplica</text:span></text:p>
            <text:p text:style-name="Padrão"><text:span text:style-name="T193">Domínio:<text:s/></text:span><text:span text:style-name="T194">Não se aplica</text:span></text:p>
            <text:p text:style-name="Padrão"><text:span text:style-name="T195">Filtro:<text:s/></text:span><text:span text:style-name="T196">N</text:span></text:p>
          </table:table-cell>
        </table:table-row>
        <text:soft-page-break/>
        <table:table-row table:style-name="TableRow197">
          <table:table-cell table:style-name="TableCell198">
            <text:p text:style-name="Padrão">Situação em relação a estrutura física e ambiência</text:p>
          </table:table-cell>
          <table:table-cell table:style-name="TableCell199">
            <text:p text:style-name="Padrão">dsc_estrut_fisic_ambiencia</text:p>
          </table:table-cell>
          <table:table-cell table:style-name="TableCell200">
            <text:p text:style-name="Padrão">Informa a situação em relação a estrutura física e ambiência</text:p>
          </table:table-cell>
          <table:table-cell table:style-name="TableCell201">
            <text:p text:style-name="Padrão"><text:span text:style-name="T202">Tipo:<text:s/></text:span><text:span text:style-name="T203">Texto</text:span></text:p>
            <text:p text:style-name="Padrão"><text:span text:style-name="T204">Obrig:</text:span><text:span text:style-name="T205"><text:s/>N</text:span></text:p>
            <text:p text:style-name="Padrão"><text:span text:style-name="T206">Formato:<text:s/></text:span><text:span text:style-name="T207">Não se aplica</text:span></text:p>
            <text:p text:style-name="Padrão"><text:span text:style-name="T208">Tamanho:<text:s/></text:span><text:span text:style-name="T209">Não se aplica</text:span></text:p>
            <text:p text:style-name="Padrão"><text:span text:style-name="T210">Domínio:<text:s/></text:span><text:span text:style-name="T211">Não se aplica</text:span></text:p>
            <text:p text:style-name="Padrão"><text:span text:style-name="T212">Filtro:<text:s/></text:span><text:span text:style-name="T213">N</text:span></text:p>
          </table:table-cell>
        </table:table-row>
        <table:table-row table:style-name="TableRow214">
          <table:table-cell table:style-name="TableCell215">
            <text:p text:style-name="Padrão">Situação em relação a adaptações para deficientes e idosos</text:p>
          </table:table-cell>
          <table:table-cell table:style-name="TableCell216">
            <text:p text:style-name="Padrão">dsc_adap_defic_fisic_idosos</text:p>
          </table:table-cell>
          <table:table-cell table:style-name="TableCell217">
            <text:p text:style-name="Padrão">Informa a situação em relação a adaptações para deficientes e idosos</text:p>
          </table:table-cell>
          <table:table-cell table:style-name="TableCell218">
            <text:p text:style-name="Padrão"><text:span text:style-name="T219">Tipo:<text:s/></text:span><text:span text:style-name="T220">Texto</text:span></text:p>
            <text:p text:style-name="Padrão"><text:span text:style-name="T221">Obrig:</text:span><text:span text:style-name="T222"><text:s/>N</text:span></text:p>
            <text:p text:style-name="Padrão"><text:span text:style-name="T223">Formato:<text:s/></text:span><text:span text:style-name="T224">Não se aplica</text:span></text:p>
            <text:p text:style-name="Padrão"><text:span text:style-name="T225">Tamanho:<text:s/></text:span><text:span text:style-name="T226">Não se aplica</text:span></text:p>
            <text:p text:style-name="Padrão"><text:span text:style-name="T227">Domínio:<text:s/></text:span><text:span text:style-name="T228">Não se aplica</text:span></text:p>
            <text:p text:style-name="Padrão"><text:span text:style-name="T229">Filtro:<text:s/></text:span><text:span text:style-name="T230">N</text:span></text:p>
          </table:table-cell>
        </table:table-row>
        <table:table-row table:style-name="TableRow231">
          <table:table-cell table:style-name="TableCell232">
            <text:p text:style-name="Padrão">Situação em relação aos equipamentos</text:p>
          </table:table-cell>
          <table:table-cell table:style-name="TableCell233">
            <text:p text:style-name="Padrão">dsc_equipamentos</text:p>
          </table:table-cell>
          <table:table-cell table:style-name="TableCell234">
            <text:p text:style-name="Padrão">Informa a situação em relação aos equipamentos</text:p>
          </table:table-cell>
          <table:table-cell table:style-name="TableCell235">
            <text:p text:style-name="Padrão"><text:span text:style-name="T236">Tipo:<text:s/></text:span><text:span text:style-name="T237">Texto</text:span></text:p>
            <text:p text:style-name="Padrão"><text:span text:style-name="T238">Obrig:</text:span><text:span text:style-name="T239"><text:s/>N</text:span></text:p>
            <text:p text:style-name="Padrão"><text:span text:style-name="T240">Formato:<text:s/></text:span><text:span text:style-name="T241">Não se aplica</text:span></text:p>
            <text:p text:style-name="Padrão"><text:span text:style-name="T242">Tamanho:<text:s/></text:span><text:span text:style-name="T243">Não se aplica</text:span></text:p>
            <text:p text:style-name="Padrão"><text:span text:style-name="T244">Domínio:<text:s/></text:span><text:span text:style-name="T245">Não se aplica</text:span></text:p>
            <text:p text:style-name="Padrão"><text:span text:style-name="T246">Filtro:<text:s/></text:span><text:span text:style-name="T247">N</text:span></text:p>
          </table:table-cell>
        </table:table-row>
        <table:table-row table:style-name="TableRow248">
          <table:table-cell table:style-name="TableCell249">
            <text:p text:style-name="Padrão">Situação em relação aos Mediacamentos</text:p>
          </table:table-cell>
          <table:table-cell table:style-name="TableCell250">
            <text:p text:style-name="Padrão">dsc_medicamentos</text:p>
          </table:table-cell>
          <table:table-cell table:style-name="TableCell251">
            <text:p text:style-name="Padrão">Informa a Situação em relação aos medicamentos</text:p>
          </table:table-cell>
          <table:table-cell table:style-name="TableCell252">
            <text:p text:style-name="Padrão"><text:span text:style-name="T253">Tipo:<text:s/></text:span><text:span text:style-name="T254">Texto</text:span></text:p>
            <text:p text:style-name="Padrão"><text:span text:style-name="T255">Obrig:</text:span><text:span text:style-name="T256"><text:s/>N</text:span></text:p>
            <text:soft-page-break/>
            <text:p text:style-name="Padrão"><text:span text:style-name="T257">Formato:<text:s/></text:span><text:span text:style-name="T258">Não se aplica</text:span></text:p>
            <text:p text:style-name="Padrão"><text:span text:style-name="T259">Tamanho:<text:s/></text:span><text:span text:style-name="T260">Não se aplica</text:span></text:p>
            <text:p text:style-name="Padrão"><text:span text:style-name="T261">Domínio:<text:s/></text:span><text:span text:style-name="T262">Não se aplica</text:span></text:p>
            <text:p text:style-name="Padrão"><text:span text:style-name="T263">Filtro:<text:s/></text:span><text:span text:style-name="T264">N</text:span></text:p>
          </table:table-cell>
        </table:table-row>
      </table:table>
      <text:p text:style-name="P265"/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WenQuanYi Micro Hei" svg:font-family="WenQuanYi Micro Hei" style:font-family-generic="system" style:font-pitch="variable"/>
    <style:font-face style:name="Spranq eco sans" svg:font-family="Spranq eco sans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Padrão" style:default-outline-level="1">
      <style:paragraph-properties fo:keep-with-next="always" fo:margin-top="0.1666in" fo:margin-bottom="0.0833in" fo:margin-left="0.3in" fo:text-indent="-0.3in">
        <style:tab-stops>
          <style:tab-stop style:type="left" style:position="2.4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Padrão" style:default-outline-level="2">
      <style:paragraph-properties fo:keep-with-next="always" fo:margin-top="0.1666in" fo:margin-bottom="0.0833in" fo:margin-left="0.4in" fo:text-indent="-0.4in">
        <style:tab-stops>
          <style:tab-stop style:type="left" style:position="3.2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DefaultStyle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0">
      <style:text-properties fo:hyphenate="false"/>
    </style:style>
    <style:style style:name="Legenda" style:display-name="Legenda" style:family="paragraph" style:parent-style-name="DefaultStyle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DefaultStyle">
      <style:paragraph-properties text:number-lines="false"/>
      <style:text-properties fo:hyphenate="false"/>
    </style:style>
    <style:style style:name="DefaultStyle" style:display-name="Default Style" style:family="paragraph">
      <style:text-properties style:font-name-asian="WenQuanYi Micro Hei" fo:color="#00000A" fo:hyphenate="false"/>
    </style:style>
    <style:style style:name="TextBody0" style:display-name="Text Body" style:family="paragraph" style:parent-style-name="DefaultStyle">
      <style:paragraph-properties fo:margin-bottom="0.0833in"/>
      <style:text-properties fo:hyphenate="false"/>
    </style:style>
    <style:style style:name="Padrão" style:display-name="Padrão" style:family="paragraph">
      <style:paragraph-properties fo:margin-bottom="0.1388in" style:line-height-at-least="0.0694in">
        <style:tab-stops>
          <style:tab-stop style:type="left" style:position="0.4916in"/>
        </style:tab-stops>
      </style:paragraph-properties>
      <style:text-properties style:font-name="Arial" style:font-name-asian="DejaVu Sans" fo:color="#00000A" fo:language="en" fo:country="US" style:language-asian="en" style:country-asian="US" fo:hyphenate="false"/>
    </style:style>
    <style:style style:name="Título" style:display-name="Título" style:family="paragraph" style:parent-style-name="Padrão">
      <style:paragraph-properties fo:keep-with-next="always" fo:margin-top="0.1666in" fo:margin-bottom="0.0833in"/>
      <style:text-properties style:font-name-asian="WenQuanYi Micro Hei" fo:font-size="14pt" style:font-size-asian="14pt" style:font-size-complex="14pt" fo:hyphenate="false"/>
    </style:style>
    <style:style style:name="Corpodetexto" style:display-name="Corpo de texto" style:family="paragraph" style:parent-style-name="Padrão">
      <style:paragraph-properties fo:margin-bottom="0.0833in"/>
      <style:text-properties fo:hyphenate="false"/>
    </style:style>
    <style:style style:name="Índice" style:display-name="Índice" style:family="paragraph" style:parent-style-name="Padrão">
      <style:paragraph-properties text:number-lines="false"/>
      <style:text-properties fo:hyphenate="false"/>
    </style:style>
    <style:style style:name="Subtítulo" style:display-name="Subtítulo" style:family="paragraph" style:parent-style-name="Padrão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PSDS-CorpodeTexto" style:display-name="PSDS - Corpo de Texto" style:family="paragraph" style:parent-style-name="Padrão">
      <style:paragraph-properties fo:widows="2" fo:orphans="2" fo:text-align="justify" fo:margin-bottom="0in" fo:text-indent="0.4923in"/>
      <style:text-properties style:font-name="Spranq eco sans" fo:hyphenate="false"/>
    </style:style>
    <style:style style:name="PSDS-Rodape" style:display-name="PSDS - Rodape" style:family="paragraph" style:parent-style-name="Padrão">
      <style:paragraph-properties text:number-lines="false" fo:border="0.0069in solid #000001" fo:padding="0in" style:shadow="none" fo:margin-top="0.118in" fo:margin-bottom="0in">
        <style:tab-stops>
          <style:tab-stop style:type="center" style:position="3.5041in"/>
          <style:tab-stop style:type="right" style:position="7.0875in"/>
        </style:tab-stops>
      </style:paragraph-properties>
      <style:text-properties style:font-name="Spranq eco sans" fo:font-size="8pt" style:font-size-asian="8pt" fo:hyphenate="false"/>
    </style:style>
    <style:style style:name="PSDS-Cabecalho" style:display-name="PSDS - Cabecalho" style:family="paragraph" style:parent-style-name="Padrão">
      <style:paragraph-properties text:number-lines="false" style:line-height-at-least="0.1652in">
        <style:tab-stops>
          <style:tab-stop style:type="right" style:position="7.0875in"/>
        </style:tab-stops>
      </style:paragraph-properties>
      <style:text-properties style:font-name="Spranq eco sans" fo:font-weight="bold" style:font-weight-asian="bold" fo:hyphenate="false"/>
    </style:style>
    <style:style style:name="PSDS-NomedoCasodeUso" style:display-name="PSDS - Nome do Caso de Uso" style:family="paragraph" style:parent-style-name="Título2" style:default-outline-level="2">
      <style:paragraph-properties fo:margin-top="0.1652in" fo:margin-bottom="0in" fo:margin-left="0in" fo:text-indent="0in">
        <style:tab-stops>
          <style:tab-stop style:type="left" style:position="3.6in"/>
        </style:tab-stops>
      </style:paragraph-properties>
      <style:text-properties style:font-name="Spranq eco sans" style:font-weight-complex="normal" fo:font-style="normal" style:font-style-asian="normal" fo:hyphenate="false"/>
    </style:style>
    <style:style style:name="PSDS-Titulo" style:display-name="PSDS - Titulo" style:family="paragraph" style:parent-style-name="Título1" style:default-outline-level="1">
      <style:paragraph-properties fo:margin-bottom="0.1666in" fo:margin-left="0in" fo:text-indent="0in">
        <style:tab-stops>
          <style:tab-stop style:type="left" style:position="2.7in"/>
        </style:tab-stops>
      </style:paragraph-properties>
      <style:text-properties style:font-name="Spranq eco sans" fo:font-size="22pt" style:font-size-asian="22pt" fo:hyphenate="false"/>
    </style:style>
    <style:style style:name="PSDS-Titulodetabela" style:display-name="PSDS - Titulo de tabela" style:family="paragraph" style:parent-style-name="Padrão">
      <style:paragraph-properties text:number-lines="false" fo:text-align="center"/>
      <style:text-properties style:font-name="Spranq eco sans" fo:font-weight="bold" style:font-weight-asian="bold" fo:hyphenate="false"/>
    </style:style>
    <style:style style:name="PSDS-MarcadoresNivel1" style:display-name="PSDS - Marcadores Nivel 1" style:family="paragraph" style:parent-style-name="PSDS-CorpodeTexto">
      <style:paragraph-properties fo:text-indent="0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PSDS-FluxoPrincipal-Descricao" style:display-name="PSDS - Fluxo Principal - Descricao" style:family="paragraph" style:parent-style-name="PSDS-CorpodeTexto">
      <style:paragraph-properties fo:margin-top="0.0194in" fo:margin-bottom="0.0194in" fo:margin-left="0.75in" fo:text-indent="-0.25in">
        <style:tab-stops>
          <style:tab-stop style:type="left" style:position="5.25in"/>
        </style:tab-stops>
      </style:paragraph-properties>
      <style:text-properties fo:hyphenate="false"/>
    </style:style>
    <style:style style:name="PSDS-FluxoPrincipal-Titulo" style:display-name="PSDS - Fluxo Principal - Titulo" style:family="paragraph" style:parent-style-name="PSDS-FluxoPrincipal-Descricao">
      <style:text-properties fo:font-weight="bold" style:font-weight-asian="bold" fo:hyphenate="false"/>
    </style:style>
    <style:style style:name="PSDS-FluxoAlternativo-Descricao" style:display-name="PSDS - Fluxo Alternativo - Descricao" style:family="paragraph" style:parent-style-name="PSDS-CorpodeTexto">
      <style:paragraph-properties fo:margin-top="0.0194in" fo:margin-bottom="0.0194in" fo:margin-left="0.75in" fo:text-indent="-0.25in">
        <style:tab-stops>
          <style:tab-stop style:type="left" style:position="5.25in"/>
        </style:tab-stops>
      </style:paragraph-properties>
      <style:text-properties fo:hyphenate="false"/>
    </style:style>
    <style:style style:name="PSDS-FluxodeExcecao-Descricao" style:display-name="PSDS - Fluxo de Excecao - Descricao" style:family="paragraph" style:parent-style-name="PSDS-FluxoPrincipal-Descricao">
      <style:text-properties fo:hyphenate="false"/>
    </style:style>
    <style:style style:name="PSDS-FluxoAlternativo-Titulo" style:display-name="PSDS - Fluxo Alternativo - Titulo" style:family="paragraph" style:parent-style-name="PSDS-FluxoAlternativo-Descricao">
      <style:text-properties fo:font-weight="bold" style:font-weight-asian="bold" fo:hyphenate="false"/>
    </style:style>
    <style:style style:name="PSDS-FluxodeExcecao-Titulo" style:display-name="PSDS - Fluxo de Excecao - Titulo" style:family="paragraph" style:parent-style-name="PSDS-FluxodeExcecao-Descricao">
      <style:text-properties fo:font-weight="bold" style:font-weight-asian="bold" fo:hyphenate="false"/>
    </style:style>
    <style:style style:name="PSDS-PontodeExtensao" style:display-name="PSDS - Ponto de Extensao" style:family="paragraph" style:parent-style-name="PSDS-FluxoPrincipal-Descricao">
      <style:text-properties fo:font-weight="bold" style:font-weight-asian="bold" fo:hyphenate="false"/>
    </style:style>
    <style:style style:name="PSDS-CorpodeItem" style:display-name="PSDS - Corpo de Item" style:family="paragraph" style:parent-style-name="PSDS-CorpodeTexto">
      <style:paragraph-properties fo:margin-left="0.4923in" fo:text-indent="0in">
        <style:tab-stops>
          <style:tab-stop style:type="left" style:position="-0.0006in"/>
        </style:tab-stops>
      </style:paragraph-properties>
      <style:text-properties fo:hyphenate="false"/>
    </style:style>
    <style:style style:name="PSDS-CriteriodeAceite-Titulo" style:display-name="PSDS - Criterio de Aceite - Titulo" style:family="paragraph" style:parent-style-name="PSDS-FluxoPrincipal-Descricao">
      <style:paragraph-properties fo:margin-top="0.0784in" fo:margin-bottom="0.0784in"/>
      <style:text-properties fo:font-weight="bold" style:font-weight-asian="bold" fo:hyphenate="false"/>
    </style:style>
    <style:style style:name="PSDS-CriteriodeAceite-Descricao" style:display-name="PSDS - Criterio de Aceite - Descricao" style:family="paragraph" style:parent-style-name="PSDS-FluxoPrincipal-Descricao">
      <style:paragraph-properties fo:margin-top="0in" fo:margin-bottom="0in" fo:margin-left="0in" fo:text-indent="1in">
        <style:tab-stops>
          <style:tab-stop style:type="left" style:position="6in"/>
        </style:tab-stops>
      </style:paragraph-properties>
      <style:text-properties fo:hyphenate="false"/>
    </style:style>
    <style:style style:name="Conteúdodetabela" style:display-name="Conteúdo de tabela" style:family="paragraph" style:parent-style-name="Padrão">
      <style:paragraph-properties text:number-lines="false"/>
      <style:text-properties fo:hyphenate="false"/>
    </style:style>
    <style:style style:name="Rodapé" style:display-name="Rodapé" style:family="paragraph" style:parent-style-name="DefaultStyle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DefaultStyle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tabela" style:display-name="Título de tabela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PSDS-MarcadoresNivel2" style:display-name="PSDS - Marcadores Nivel 2" style:family="paragraph" style:parent-style-name="Padrão">
      <style:paragraph-properties fo:widows="2" fo:orphans="2" fo:margin-top="0.0277in" fo:margin-bottom="0.0277in"/>
      <style:text-properties style:font-name-asian="Times New Roman" fo:font-weight="bold" style:font-weight-asian="bold" style:font-size-complex="10pt" fo:hyphenate="true"/>
    </style:style>
    <style:style style:name="capa1" style:display-name="capa1" style:family="paragraph" style:parent-style-name="Padrão">
      <style:paragraph-properties fo:text-align="end" fo:margin-bottom="0.0416in" fo:margin-right="0.3861in"/>
      <style:text-properties style:font-name-asian="Times New Roman" fo:font-weight="bold" style:font-weight-asian="bold" fo:color="#FFFFFF" fo:font-size="26pt" style:font-size-asian="26pt" style:font-size-complex="10pt" fo:hyphenate="true"/>
    </style:style>
    <style:style style:name="NormalWeb" style:display-name="Normal (Web)" style:family="paragraph" style:parent-style-name="Padrão">
      <style:paragraph-properties fo:widows="2" fo:orphans="2" fo:margin-top="0.0694in" fo:margin-bottom="0.0694in"/>
      <style:text-properties style:font-name-asian="Arial Unicode MS" style:font-name-complex="Arial" fo:font-size="10pt" style:font-size-asian="10pt" style:font-size-complex="10pt" fo:hyphenate="true"/>
    </style:style>
    <style:style style:name="psds-corpodetexto0" style:display-name="psds-corpodetexto" style:family="paragraph" style:parent-style-name="Padrão">
      <style:paragraph-properties fo:widows="2" fo:orphans="2" fo:margin-top="0.0694in" fo:margin-bottom="0.0694in"/>
      <style:text-properties style:font-name="Arial Unicode MS" style:font-name-asian="Arial Unicode MS" style:font-name-complex="Arial Unicode MS" fo:hyphenate="true"/>
    </style:style>
    <style:style style:name="psds-corpodeitem0" style:display-name="psds-corpodeitem" style:family="paragraph" style:parent-style-name="Padrão">
      <style:paragraph-properties fo:widows="2" fo:orphans="2" fo:margin-top="0.0694in" fo:margin-bottom="0.0694in"/>
      <style:text-properties style:font-name="Arial Unicode MS" style:font-name-asian="Arial Unicode MS" style:font-name-complex="Arial Unicode MS" fo:hyphenate="true"/>
    </style:style>
    <style:style style:name="western" style:display-name="western" style:family="paragraph" style:parent-style-name="Padrão">
      <style:paragraph-properties fo:widows="2" fo:orphans="2" fo:margin-top="0.0194in" fo:margin-bottom="0.0826in"/>
      <style:text-properties style:font-name="Arial Unicode MS" style:font-name-asian="Arial Unicode MS" style:font-name-complex="Arial Unicode MS" fo:hyphenate="true"/>
    </style:style>
    <style:style style:name="Textodecomentário" style:display-name="Texto de comentário" style:family="paragraph" style:parent-style-name="Padrão">
      <style:text-properties style:font-name-complex="Arial" fo:font-size="10pt" style:font-size-asian="10pt" style:font-size-complex="10pt" style:language-asian="zh" style:country-asian="CN" fo:hyphenate="false"/>
    </style:style>
    <style:style style:name="Textodebalão" style:display-name="Texto de balão" style:family="paragraph" style:parent-style-name="Padrão">
      <style:text-properties style:font-name="Tahoma" style:font-name-complex="Tahoma" fo:font-size="8pt" style:font-size-asian="8pt" style:font-size-complex="8pt" fo:hyphenate="false"/>
    </style:style>
    <style:style style:name="Assuntodocomentário" style:display-name="Assunto do comentário" style:family="paragraph" style:parent-style-name="Textodecomentário">
      <style:text-properties style:font-name-complex="Times New Roman" fo:font-weight="bold" style:font-weight-asian="bold" style:font-weight-complex="bold" fo:hyphenate="false"/>
    </style:style>
    <style:style style:name="TableContents" style:display-name="Table Contents" style:family="paragraph" style:parent-style-name="DefaultStyle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bold" style:font-weight-asian="bold" fo:font-style="normal" style:font-style-asian="normal"/>
    </style:style>
    <style:style style:name="WW8Num3z0" style:display-name="WW8Num3z0" style:family="text">
      <style:text-properties fo:font-weight="bold" style:font-weight-asian="bold" fo:font-style="normal" style:font-style-asian="normal"/>
    </style:style>
    <style:style style:name="WW8Num4z0" style:display-name="WW8Num4z0" style:family="text">
      <style:text-properties fo:font-weight="bold" style:font-weight-asian="bold" fo:font-style="normal" style:font-style-asian="normal"/>
    </style:style>
    <style:style style:name="WW8Num5z0" style:display-name="WW8Num5z0" style:family="text">
      <style:text-properties fo:font-weight="bold" style:font-weight-asian="bold" fo:font-style="normal" style:font-style-asian="normal"/>
    </style:style>
    <style:style style:name="WW8Num6z0" style:display-name="WW8Num6z0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style:font-name="Times New Roman" style:font-name-asian="DejaVu Sans" style:font-name-complex="Times New Roman"/>
    </style:style>
    <style:style style:name="WW8Num11z1" style:display-name="WW8Num11z1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5z3" style:display-name="WW8Num15z3" style:family="text">
      <style:text-properties style:font-name="Arial" fo:font-weight="bold" style:font-weight-asian="bold" fo:font-style="normal" style:font-style-asian="normal" fo:color="#000000" fo:font-size="12pt" style:font-size-asian="12pt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-Fonteparág.padrão" style:display-name="WW-Fonte parág. padrão" style:family="text"/>
    <style:style style:name="WW-Fonteparág.padrão1" style:display-name="WW-Fonte parág. padrão1" style:family="text"/>
    <style:style style:name="LinkdaInternet" style:display-name="Link da Internet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 fo:language="pt" fo:country="BR" style:language-asian="pt" style:country-asian="BR" style:language-complex="pt" style:country-complex="B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>
      <style:text-properties style:font-name="Arial" style:font-name-asian="DejaVu Sans"/>
    </style:style>
    <style:style style:name="TextodecomentárioChar1" style:display-name="Texto de comentário Char1" style:family="text" style:parent-style-name="Fonteparág.padrão">
      <style:text-properties style:font-name="Arial" style:font-name-asian="DejaVu Sans" style:font-name-complex="Arial" style:language-asian="zh" style:country-asian="CN"/>
    </style:style>
    <style:style style:name="TextodebalãoChar" style:display-name="Texto de balão Char" style:family="text" style:parent-style-name="Fonteparág.padrão">
      <style:text-properties style:font-name="Tahoma" style:font-name-asian="DejaVu Sans" style:font-name-complex="Tahoma" fo:font-size="8pt" style:font-size-asian="8pt" style:font-size-complex="8pt"/>
    </style:style>
    <style:style style:name="AssuntodocomentárioChar" style:display-name="Assunto do comentário Char" style:family="text" style:parent-style-name="TextodecomentárioChar1">
      <style:text-properties style:font-name="Arial" style:font-name-asian="DejaVu Sans" style:font-name-complex="Arial" fo:font-weight="bold" style:font-weight-asian="bold" style:font-weight-complex="bold" style:language-asian="zh" style:country-asian="CN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 fo:font-style="normal" style:font-style-asian="normal"/>
    </style:style>
    <style:style style:name="ListLabel6" style:display-name="ListLabel 6" style:family="text">
      <style:text-properties fo:font-weight="bold" style:font-weight-asian="bold" fo:font-style="normal" style:font-style-asian="normal"/>
    </style:style>
    <style:style style:name="ListLabel7" style:display-name="ListLabel 7" style:family="text">
      <style:text-properties fo:font-weight="bold" style:font-weight-asian="bold" fo:font-style="normal" style:font-style-asian="normal"/>
    </style:style>
    <style:style style:name="ListLabel8" style:display-name="ListLabel 8" style:family="text">
      <style:text-properties fo:font-weight="bold" style:font-weight-asian="bold" fo:font-style="normal" style:font-style-asian="normal"/>
    </style:style>
    <style:style style:name="ListLabel9" style:display-name="ListLabel 9" style:family="text">
      <style:text-properties fo:font-weight="bold" style:font-weight-asian="bold" fo:font-style="normal" style:font-style-asian="normal"/>
    </style:style>
    <style:style style:name="ListLabel10" style:display-name="ListLabel 10" style:family="text">
      <style:text-properties fo:font-weight="bold" style:font-weight-asian="bold" fo:font-style="normal" style:font-style-asian="normal"/>
    </style:style>
    <style:style style:name="ListLabel11" style:display-name="ListLabel 11" style:family="text">
      <style:text-properties fo:font-weight="bold" style:font-weight-asian="bold" fo:font-style="normal" style:font-style-asian="norma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fo:font-style="normal" style:font-style-asian="normal"/>
    </style:style>
    <style:style style:name="WW_CharLFO1LVL2" style:family="text">
      <style:text-properties fo:font-weight="bold" style:font-weight-asian="bold" fo:font-style="normal" style:font-style-asian="normal"/>
    </style:style>
    <style:style style:name="WW_CharLFO1LVL3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style:style style:name="WW_CharLFO1LVL5" style:family="text">
      <style:text-properties fo:font-weight="bold" style:font-weight-asian="bold" fo:font-style="normal" style:font-style-asian="normal"/>
    </style:style>
    <style:style style:name="WW_CharLFO1LVL6" style:family="text">
      <style:text-properties fo:font-weight="bold" style:font-weight-asian="bold" fo:font-style="normal" style:font-style-asian="normal"/>
    </style:style>
    <style:style style:name="WW_CharLFO1LVL7" style:family="text">
      <style:text-properties fo:font-weight="bold" style:font-weight-asian="bold" fo:font-style="normal" style:font-style-asian="normal"/>
    </style:style>
    <style:style style:name="WW_CharLFO1LVL8" style:family="text">
      <style:text-properties fo:font-weight="bold" style:font-weight-asian="bold" fo:font-style="normal" style:font-style-asian="normal"/>
    </style:style>
    <style:style style:name="WW_CharLFO1LVL9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1LVL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25in" fo:margin-bottom="0.5in" fo:margin-right="1.1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PSDS-Cabecalho" style:family="paragraph">
      <style:paragraph-properties fo:margin-left="-0.4791in" fo:margin-right="-0.7777in" fo:text-indent="-0.0208in">
        <style:tab-stops>
          <style:tab-stop style:type="right" style:position="4.6916in"/>
          <style:tab-stop style:type="right" style:position="5.1708in"/>
          <style:tab-stop style:type="right" style:position="5.65in"/>
          <style:tab-stop style:type="right" style:position="6.1291in"/>
          <style:tab-stop style:type="right" style:position="6.6083in"/>
          <style:tab-stop style:type="right" style:position="7.0875in"/>
        </style:tab-stops>
      </style:paragraph-properties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ipe Antonio Teles Mendes</meta:initial-creator>
    <dc:creator>Gilzamir Gomes</dc:creator>
    <meta:creation-date>2017-03-16T14:28:00Z</meta:creation-date>
    <dc:date>2017-03-16T14:28:00Z</dc:date>
    <meta:print-date>2013-02-27T19:00:00Z</meta:print-date>
    <meta:template xlink:href="Normal.dotm" xlink:type="simple"/>
    <meta:editing-cycles>2</meta:editing-cycles>
    <meta:editing-duration>PT0S</meta:editing-duration>
    <meta:document-statistic meta:page-count="5" meta:paragraph-count="5" meta:word-count="437" meta:character-count="2798" meta:row-count="19" meta:non-whitespace-character-count="2366"/>
  </office:meta>
</office:document-meta>
</file>